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text-properties style:text-line-through-style="none" style:text-line-through-type="none" officeooo:paragraph-rsid="00109aa5"/>
    </style:style>
    <style:style style:name="P8" style:family="paragraph" style:parent-style-name="Standard" style:list-style-name="L1">
      <style:text-properties officeooo:paragraph-rsid="00109aa5"/>
    </style:style>
    <style:style style:name="P9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109aa5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32f30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text-properties style:text-line-through-style="none" style:text-line-through-type="none" officeooo:paragraph-rsid="00109aa5"/>
    </style:style>
    <style:style style:name="P19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0" style:family="paragraph" style:parent-style-name="Standard" style:list-style-name="L4">
      <style:text-properties officeooo:paragraph-rsid="00109aa5"/>
    </style:style>
    <style:style style:name="P21" style:family="paragraph" style:parent-style-name="Standard" style:list-style-name="L5">
      <style:text-properties officeooo:paragraph-rsid="00109aa5"/>
    </style:style>
    <style:style style:name="P22" style:family="paragraph" style:parent-style-name="Standard" style:list-style-name="L7">
      <style:text-properties officeooo:paragraph-rsid="00109aa5"/>
    </style:style>
    <style:style style:name="P23" style:family="paragraph" style:parent-style-name="Standard" style:list-style-name="L8">
      <style:text-properties officeooo:paragraph-rsid="00109aa5"/>
    </style:style>
    <style:style style:name="P24" style:family="paragraph" style:parent-style-name="Standard" style:list-style-name="L12">
      <style:text-properties officeooo:paragraph-rsid="0024245a"/>
    </style:style>
    <style:style style:name="P25" style:family="paragraph" style:parent-style-name="Standard" style:list-style-name="L13">
      <style:text-properties officeooo:paragraph-rsid="0032f302"/>
    </style:style>
    <style:style style:name="P26" style:family="paragraph" style:parent-style-name="Standard" style:list-style-name="L14">
      <style:text-properties officeooo:paragraph-rsid="0035048e"/>
    </style:style>
    <style:style style:name="P27" style:family="paragraph" style:parent-style-name="Standard">
      <style:paragraph-properties fo:text-align="start" style:justify-single-word="false"/>
      <style:text-properties officeooo:paragraph-rsid="00109aa5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200e03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5048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officeooo:rsid="001e18cf" style:font-size-asian="12pt" style:font-size-complex="12pt"/>
    </style:style>
    <style:style style:name="T18" style:family="text">
      <style:text-properties style:font-name="DejaVu Sans Condensed" fo:font-size="12pt" officeooo:rsid="00148c7a" style:font-size-asian="12pt" style:font-size-complex="12pt"/>
    </style:style>
    <style:style style:name="T19" style:family="text">
      <style:text-properties style:font-name="DejaVu Sans Condensed" fo:font-size="12pt" officeooo:rsid="0018178b" style:font-size-asian="12pt" style:font-size-complex="12pt"/>
    </style:style>
    <style:style style:name="T20" style:family="text">
      <style:text-properties style:font-name="DejaVu Sans Condensed" fo:font-size="12pt" officeooo:rsid="00235b95" style:font-size-asian="12pt" style:font-size-complex="12pt"/>
    </style:style>
    <style:style style:name="T21" style:family="text">
      <style:text-properties style:font-name="DejaVu Sans Condensed" fo:font-size="12pt" officeooo:rsid="0032f302" style:font-size-asian="12pt" style:font-size-complex="12pt"/>
    </style:style>
    <style:style style:name="T22" style:family="text">
      <style:text-properties style:font-name="DejaVu Sans Condensed" fo:font-size="12pt" officeooo:rsid="0035048e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235b95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2f5ae0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24273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32f302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24245a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5048e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377889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35e93f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7dd77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style:text-underline-style="none" officeooo:rsid="002d54ee" style:font-size-asian="12pt" style:font-size-complex="12pt"/>
    </style:style>
    <style:style style:name="T40" style:family="text">
      <style:text-properties style:text-line-through-style="none" style:text-line-through-type="none" style:font-name="DejaVu Sans Condensed" fo:font-size="12pt" style:text-underline-style="none" officeooo:rsid="00324273" style:font-size-asian="12pt" style:font-size-complex="12pt"/>
    </style:style>
    <style:style style:name="T41" style:family="text">
      <style:text-properties officeooo:rsid="0035048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7"><text:span text:style-name="T33">1</text:span><text:span text:style-name="T38">0</text:span><text:span text:style-name="T33">2</text:span><text:span text:style-name="T34"> - </text:span><text:span text:style-name="T35">Controls - </text:span><text:span text:style-name="T36">Throttle </text:span><text:span text:style-name="T37">Grip</text:span></text:p>
      <text:p text:style-name="P17">U=Up, D=Down, F=Forward, B=Backward, L=Left, R=Right, P=Press, S-*=Shift-<text:span text:style-name="T9">*</text:span>, L-*=Long-<text:span text:style-name="T9">*</text:span></text:p>
      <text:p text:style-name="P17"/>
      <text:p text:style-name="P7"><text:span text:style-name="T11">Top</text:span><text:span text:style-name="T12"> </text:span><text:span text:style-name="T13">H</text:span><text:span text:style-name="T12">at -- </text:span><text:span text:style-name="T16">No c</text:span><text:span text:style-name="T15">ountermeasures</text:span></text:p>
      <text:list xml:id="list2397541176" text:style-name="L1">
        <text:list-item>
          <text:p text:style-name="P8"><text:span text:style-name="T30">U/D/</text:span><text:span text:style-name="T27">F/</text:span><text:span text:style-name="T30">B</text:span><text:span text:style-name="T24">:</text:span><text:span text:style-name="T39"> </text:span><text:span text:style-name="T40">--</text:span></text:p>
        </text:list-item>
      </text:list>
      <text:p text:style-name="P2"><text:span text:style-name="T1">Top</text:span> <text:span text:style-name="T10">H</text:span>at <text:span text:style-name="T10">Ri</text:span>ng</text:p>
      <text:list xml:id="list363905778" text:style-name="L2">
        <text:list-item>
          <text:p text:style-name="P9"><text:span text:style-name="T17">F/B</text:span><text:span text:style-name="T18">: </text:span><text:span text:style-name="T20">--</text:span></text:p>
        </text:list-item>
      </text:list>
      <text:p text:style-name="P7"><text:span text:style-name="T11">Middle </text:span><text:span text:style-name="T13">H</text:span><text:span text:style-name="T11">at</text:span><text:span text:style-name="T12"> -- </text:span><text:span text:style-name="T14">Communications</text:span></text:p>
      <text:list xml:id="list2081626036" text:style-name="L3">
        <text:list-item>
          <text:p text:style-name="P10">U: (SRS radio 1 PTT)</text:p>
        </text:list-item>
        <text:list-item>
          <text:p text:style-name="P10">D: (SRS radio 2 PTT)</text:p>
        </text:list-item>
      </text:list>
      <text:p text:style-name="P5"><text:span text:style-name="T3">B</text:span><text:span text:style-name="T4">ottom </text:span><text:span text:style-name="T6">H</text:span><text:span text:style-name="T4">at -- Speed </text:span><text:span text:style-name="T5">B</text:span><text:span text:style-name="T4">rake</text:span><text:span text:style-name="T7">s</text:span></text:p>
      <text:list xml:id="list1196763916" text:style-name="L4">
        <text:list-item>
          <text:p text:style-name="P20"><text:span text:style-name="T24">F: </text:span><text:span text:style-name="T30">Speed brakes out (single press to fully extend)</text:span></text:p>
        </text:list-item>
        <text:list-item>
          <text:p text:style-name="P11">B: <text:span text:style-name="T41">Speed brakes retract (single press to fully retract)</text:span></text:p>
        </text:list-item>
      </text:list>
      <text:p text:style-name="P3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xml:id="list508654859" text:style-name="L5">
        <text:list-item>
          <text:p text:style-name="P21"><text:span text:style-name="T24">P: </text:span><text:span text:style-name="T30">A-4 Sight electrical caging button</text:span></text:p>
        </text:list-item>
      </text:list>
      <text:p text:style-name="P5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xml:id="list1943966764" text:style-name="L6">
        <text:list-item>
          <text:p text:style-name="P18"><text:span text:style-name="T19">P: </text:span><text:span text:style-name="T22">A-4 Sight mechanical caging lever</text:span></text:p>
        </text:list-item>
      </text:list>
      <text:p text:style-name="P3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xml:id="list922952043" text:style-name="L7">
        <text:list-item>
          <text:p text:style-name="P22"><text:span text:style-name="T24">P: </text:span><text:span text:style-name="T28">Start Engine</text:span></text:p>
        </text:list-item>
        <text:list-item>
          <text:p text:style-name="P12">S-P: --</text:p>
        </text:list-item>
      </text:list>
      <text:p text:style-name="P3"><text:span text:style-name="T1">M</text:span><text:span text:style-name="T8">inistick</text:span></text:p>
      <text:list xml:id="list3295681562" text:style-name="L8">
        <text:list-item>
          <text:p text:style-name="P23"><text:span text:style-name="T25">Axes: </text:span><text:span text:style-name="T23">--</text:span></text:p>
        </text:list-item>
      </text:list>
      <text:list xml:id="list2575337256" text:style-name="L9">
        <text:list-item>
          <text:p text:style-name="P19"><text:span text:style-name="T18">P: </text:span><text:span text:style-name="T21">--</text:span></text:p>
        </text:list-item>
      </text:list>
      <text:p text:style-name="P1"><text:span text:style-name="T31">Middle </text:span><text:span text:style-name="T32">F</text:span><text:span text:style-name="T31">inger </text:span><text:span text:style-name="T32">H</text:span><text:span text:style-name="T31">at</text:span></text:p>
      <text:list xml:id="list2710149861" text:style-name="L10">
        <text:list-item>
          <text:p text:style-name="P13">U/<text:span text:style-name="T41">D/L/R</text:span>: --</text:p>
        </text:list-item>
      </text:list>
      <text:p text:style-name="P3"><text:span text:style-name="T1">Ring </text:span><text:span text:style-name="T10">F</text:span><text:span text:style-name="T1">inger </text:span><text:span text:style-name="T10">S</text:span><text:span text:style-name="T8">lider</text:span></text:p>
      <text:list xml:id="list918580052" text:style-name="L11">
        <text:list-item>
          <text:p text:style-name="P14">U/D: --</text:p>
        </text:list-item>
      </text:list>
      <text:p text:style-name="P7"><text:span text:style-name="T11">P</text:span><text:span text:style-name="T12">inky </text:span><text:span text:style-name="T13">S</text:span><text:span text:style-name="T11">witch</text:span></text:p>
      <text:list xml:id="list2393272625" text:style-name="L12">
        <text:list-item>
          <text:p text:style-name="P24"><text:span text:style-name="T29">U</text:span><text:span text:style-name="T30">/D</text:span><text:span text:style-name="T29">: </text:span><text:span text:style-name="T28">--</text:span></text:p>
        </text:list-item>
      </text:list>
      <text:p text:style-name="P4"><text:span text:style-name="T3">P</text:span><text:span text:style-name="T2">inky </text:span><text:span text:style-name="T6">B</text:span><text:span text:style-name="T2">utton</text:span></text:p>
      <text:list xml:id="list3689603276" text:style-name="L13">
        <text:list-item>
          <text:p text:style-name="P25"><text:span text:style-name="T25">P: </text:span><text:span text:style-name="T26">--</text:span></text:p>
        </text:list-item>
      </text:list>
      <text:p text:style-name="P2">Pinky <text:span text:style-name="T10">W</text:span>heel</text:p>
      <text:list xml:id="list3522796482" text:style-name="L14">
        <text:list-item>
          <text:p text:style-name="P15">F: --</text:p>
        </text:list-item>
        <text:list-item>
          <text:p text:style-name="P16">B: --</text:p>
        </text:list-item>
        <text:list-item>
          <text:p text:style-name="P26"><text:span text:style-name="T24">P: </text:span><text:span text:style-name="T30">Position and Fuselage light selector switch OFF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48:39.302000000</dc:date>
    <meta:editing-duration>PT6H16M52S</meta:editing-duration>
    <meta:editing-cycles>4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4" meta:word-count="146" meta:character-count="724" meta:non-whitespace-character-count="631"/>
  </office:meta>
</office:document-meta>
</file>